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697f9e349a3cbd8f81b6161471cabf4f" style:family="table-column">
      <style:table-column-properties fo:break-before="auto" style:use-optimal-column-width="false" style:column-width="6cm"/>
    </style:style>
    <style:style style:name="odsStyleTableColumn-2ead14ab25e0aeb341f88f0e7921636c" style:family="table-column">
      <style:table-column-properties fo:break-before="auto" style:use-optimal-column-width="false" style:column-width="5cm"/>
    </style:style>
    <style:style style:name="odsStyleTableColumn-d1cd12fbd3f1215f90b2a9918731622c" style:family="table-column">
      <style:table-column-properties fo:break-before="auto" style:use-optimal-column-width="false" style:column-width="3cm"/>
    </style:style>
    <style:style style:name="odsStyleTableCell-4daa6056ca4ab03f01f02769a583eee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dab7e579762cd0a014c683935575e4c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7fafc0f6b3e1601528b2b38d7179c43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494dd4034ed530c02da3fabe64b6894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597cdb54f06c14cdb907471c0b1bce3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697f9e349a3cbd8f81b6161471cabf4f" table:default-cell-style-name="Default"/>
        <table:table-column table:style-name="odsStyleTableColumn-2ead14ab25e0aeb341f88f0e7921636c" table:default-cell-style-name="Default"/>
        <table:table-column table:style-name="odsStyleTableColumn-d1cd12fbd3f1215f90b2a9918731622c" table:default-cell-style-name="Default"/>
        <table:table-column table:style-name="odsStyleTableColumn-d1cd12fbd3f1215f90b2a9918731622c" table:default-cell-style-name="Default"/>
        <table:table-column table:style-name="odsStyleTableColumn-d1cd12fbd3f1215f90b2a9918731622c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daa6056ca4ab03f01f02769a583eee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dab7e579762cd0a014c683935575e4c0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dab7e579762cd0a014c683935575e4c0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dab7e579762cd0a014c683935575e4c0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dab7e579762cd0a014c683935575e4c0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7fafc0f6b3e1601528b2b38d7179c43" office:value-type="string">
            <text:p>PAIS</text:p>
          </table:table-cell>
          <table:table-cell table:style-name="odsStyleTableCell-07fafc0f6b3e1601528b2b38d7179c43" office:value-type="string">
            <text:p>UNIDAD MONETARIA</text:p>
          </table:table-cell>
          <table:table-cell table:style-name="odsStyleTableCell-07fafc0f6b3e1601528b2b38d7179c43" office:value-type="string">
            <text:p>MONEDA</text:p>
          </table:table-cell>
          <table:table-cell table:style-name="odsStyleTableCell-07fafc0f6b3e1601528b2b38d7179c43" office:value-type="string">
            <text:p>TIPO DE CAMBIO EN Bs POR UNIDAD DE MONEDA EXTRANJERA</text:p>
          </table:table-cell>
          <table:table-cell table:style-name="odsStyleTableCell-07fafc0f6b3e1601528b2b38d7179c43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ab7e579762cd0a014c683935575e4c0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7fafc0f6b3e1601528b2b38d7179c43" office:value-type="string">
            <text:p> </text:p>
          </table:table-cell>
          <table:table-cell table:style-name="odsStyleTableCell-07fafc0f6b3e1601528b2b38d7179c43" office:value-type="string">
            <text:p>UNIDAD MONETARIA</text:p>
          </table:table-cell>
          <table:table-cell table:style-name="odsStyleTableCell-07fafc0f6b3e1601528b2b38d7179c43" office:value-type="string">
            <text:p>MONEDA</text:p>
          </table:table-cell>
          <table:table-cell table:style-name="odsStyleTableCell-07fafc0f6b3e1601528b2b38d7179c43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ab7e579762cd0a014c683935575e4c0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7fafc0f6b3e1601528b2b38d7179c43" office:value-type="string">
            <text:p> </text:p>
          </table:table-cell>
        </table:table-row>
        <table:table-row table:style-name="ro1">
          <table:table-cell table:style-name="odsStyleTableCell-494dd4034ed530c02da3fabe64b6894c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97cdb54f06c14cdb907471c0b1bce3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5</meta:creation-date>
    <meta:generator>ods générator</meta:generator>
    <dc:date>2024-10-15T22:15:55</dc:date>
    <meta:editing-duration>PT1S</meta:editing-duration>
    <meta:editing-cycles>1</meta:editing-cycles>
    <meta:document-statistic meta:table-count="1" meta:cell-count="4" meta:object-count="0"/>
  </office:meta>
</office:document-meta>
</file>